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border="0.0034in solid #D9D9E3" fo:padding="0in" style:shadow="none" fo:margin-bottom="0.2083in" fo:line-height="100%" fo:background-color="#F7F7F8"/>
    </style:style>
    <style:style style:name="T2" style:parent-style-name="Policepardéfaut" style:family="text">
      <style:text-properties style:font-name="Segoe UI" style:font-name-asian="Times New Roman" style:font-name-complex="Segoe UI" fo:font-weight="bold" style:font-weight-asian="bold" style:font-weight-complex="bold" fo:color="#374151" style:letter-kerning="false" fo:font-size="12pt" style:font-size-asian="12pt" style:font-size-complex="12pt" style:language-asian="fr" style:country-asian="FR"/>
    </style:style>
    <style:style style:name="P3" style:parent-style-name="Normal" style:family="paragraph">
      <style:paragraph-properties fo:border="0.0034in solid #D9D9E3" fo:padding="0in" style:shadow="none" fo:margin-top="0.2083in" fo:margin-bottom="0.2083in" fo:line-height="100%" fo:background-color="#F7F7F8"/>
    </style:style>
    <style:style style:name="T4" style:parent-style-name="Policepardéfaut" style:family="text">
      <style:text-properties style:font-name="Segoe UI" style:font-name-asian="Times New Roman" style:font-name-complex="Segoe UI" fo:color="#374151" style:letter-kerning="false" fo:font-size="12pt" style:font-size-asian="12pt" style:font-size-complex="12pt" style:language-asian="fr" style:country-asian="FR"/>
    </style:style>
    <style:style style:name="T5" style:parent-style-name="Policepardéfaut" style:family="text">
      <style:text-properties style:font-name="Segoe UI" style:font-name-asian="Times New Roman" style:font-name-complex="Segoe UI" fo:color="#0000FF" style:letter-kerning="false" style:text-position="super 66.6%" fo:font-size="9pt" style:font-size-asian="9pt" style:font-size-complex="9pt" style:text-underline-type="single" style:text-underline-style="solid" style:text-underline-width="auto" style:text-underline-mode="continuous" style:language-asian="fr" style:country-asian="FR"/>
    </style:style>
    <style:style style:name="T6" style:parent-style-name="Policepardéfaut" style:family="text">
      <style:text-properties style:font-name="Segoe UI" style:font-name-asian="Times New Roman" style:font-name-complex="Segoe UI" fo:color="#374151" style:letter-kerning="false" fo:font-size="12pt" style:font-size-asian="12pt" style:font-size-complex="12pt" style:language-asian="fr" style:country-asian="FR"/>
    </style:style>
    <style:style style:name="T7" style:parent-style-name="Policepardéfaut" style:family="text">
      <style:text-properties style:font-name="Segoe UI" style:font-name-asian="Times New Roman" style:font-name-complex="Segoe UI" fo:color="#0000FF" style:letter-kerning="false" style:text-position="super 66.6%" fo:font-size="9pt" style:font-size-asian="9pt" style:font-size-complex="9pt" style:text-underline-type="single" style:text-underline-style="solid" style:text-underline-width="auto" style:text-underline-mode="continuous" style:language-asian="fr" style:country-asian="FR"/>
    </style:style>
    <style:style style:name="T8" style:parent-style-name="Policepardéfaut" style:family="text">
      <style:text-properties style:font-name="Segoe UI" style:font-name-asian="Times New Roman" style:font-name-complex="Segoe UI" fo:color="#0000FF" style:letter-kerning="false" style:text-position="super 66.6%" fo:font-size="9pt" style:font-size-asian="9pt" style:font-size-complex="9pt" style:text-underline-type="single" style:text-underline-style="solid" style:text-underline-width="auto" style:text-underline-mode="continuous" style:language-asian="fr" style:country-asian="FR"/>
    </style:style>
    <style:style style:name="T9" style:parent-style-name="Policepardéfaut" style:family="text">
      <style:text-properties style:font-name="Segoe UI" style:font-name-asian="Times New Roman" style:font-name-complex="Segoe UI" fo:color="#374151" style:letter-kerning="false" fo:font-size="12pt" style:font-size-asian="12pt" style:font-size-complex="12pt" style:language-asian="fr" style:country-asian="FR"/>
    </style:style>
    <style:style style:name="P10" style:parent-style-name="Normal" style:family="paragraph">
      <style:paragraph-properties fo:border="0.0034in solid #D9D9E3" fo:padding="0in" style:shadow="none" fo:margin-top="0.2083in" fo:margin-bottom="0.2083in" fo:line-height="100%" fo:background-color="#F7F7F8"/>
    </style:style>
    <style:style style:name="T11" style:parent-style-name="Policepardéfaut" style:family="text">
      <style:text-properties style:font-name="Segoe UI" style:font-name-asian="Times New Roman" style:font-name-complex="Segoe UI" fo:color="#374151" style:letter-kerning="false" fo:font-size="12pt" style:font-size-asian="12pt" style:font-size-complex="12pt" style:language-asian="fr" style:country-asian="FR"/>
    </style:style>
    <style:style style:name="T12" style:parent-style-name="Policepardéfaut" style:family="text">
      <style:text-properties style:font-name="Segoe UI" style:font-name-asian="Times New Roman" style:font-name-complex="Segoe UI" fo:color="#0000FF" style:letter-kerning="false" style:text-position="super 66.6%" fo:font-size="9pt" style:font-size-asian="9pt" style:font-size-complex="9pt" style:text-underline-type="single" style:text-underline-style="solid" style:text-underline-width="auto" style:text-underline-mode="continuous" style:language-asian="fr" style:country-asian="FR"/>
    </style:style>
    <style:style style:name="T13" style:parent-style-name="Policepardéfaut" style:family="text">
      <style:text-properties style:font-name="Segoe UI" style:font-name-asian="Times New Roman" style:font-name-complex="Segoe UI" fo:color="#374151" style:letter-kerning="false" fo:font-size="12pt" style:font-size-asian="12pt" style:font-size-complex="12pt" style:language-asian="fr" style:country-asian="FR"/>
    </style:style>
    <style:style style:name="T14" style:parent-style-name="Policepardéfaut" style:family="text">
      <style:text-properties style:font-name="Segoe UI" style:font-name-asian="Times New Roman" style:font-name-complex="Segoe UI" fo:color="#0000FF" style:letter-kerning="false" style:text-position="super 66.6%" fo:font-size="9pt" style:font-size-asian="9pt" style:font-size-complex="9pt" style:text-underline-type="single" style:text-underline-style="solid" style:text-underline-width="auto" style:text-underline-mode="continuous" style:language-asian="fr" style:country-asian="FR"/>
    </style:style>
    <style:style style:name="T15" style:parent-style-name="Policepardéfaut" style:family="text">
      <style:text-properties style:font-name="Segoe UI" style:font-name-asian="Times New Roman" style:font-name-complex="Segoe UI" fo:color="#374151" style:letter-kerning="false" fo:font-size="12pt" style:font-size-asian="12pt" style:font-size-complex="12pt" style:language-asian="fr" style:country-asian="FR"/>
    </style:style>
    <style:style style:name="T16" style:parent-style-name="Policepardéfaut" style:family="text">
      <style:text-properties style:font-name="Segoe UI" style:font-name-asian="Times New Roman" style:font-name-complex="Segoe UI" fo:color="#0000FF" style:letter-kerning="false" style:text-position="super 66.6%" fo:font-size="9pt" style:font-size-asian="9pt" style:font-size-complex="9pt" style:text-underline-type="single" style:text-underline-style="solid" style:text-underline-width="auto" style:text-underline-mode="continuous" style:language-asian="fr" style:country-asian="FR"/>
    </style:style>
    <style:style style:name="T17" style:parent-style-name="Policepardéfaut" style:family="text">
      <style:text-properties style:font-name="Segoe UI" style:font-name-asian="Times New Roman" style:font-name-complex="Segoe UI" fo:color="#374151" style:letter-kerning="false" fo:font-size="12pt" style:font-size-asian="12pt" style:font-size-complex="12pt" style:language-asian="fr" style:country-asian="FR"/>
    </style:style>
    <style:style style:name="P18" style:parent-style-name="Normal" style:family="paragraph">
      <style:paragraph-properties fo:border="0.0034in solid #D9D9E3" fo:padding="0in" style:shadow="none" fo:margin-top="0.2083in" fo:margin-bottom="0.2083in" fo:line-height="100%" fo:background-color="#F7F7F8"/>
      <style:text-properties style:font-name="Segoe UI" style:font-name-asian="Times New Roman" style:font-name-complex="Segoe UI" fo:color="#374151" style:letter-kerning="false" fo:font-size="12pt" style:font-size-asian="12pt" style:font-size-complex="12pt" style:language-asian="fr" style:country-asian="FR"/>
    </style:style>
    <style:style style:name="P19" style:parent-style-name="Normal" style:family="paragraph">
      <style:paragraph-properties fo:margin-top="0.5in" fo:margin-bottom="0.5in" fo:line-height="100%"/>
    </style:style>
    <style:style style:name="T20"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21" style:parent-style-name="Normal" style:family="paragraph">
      <style:paragraph-properties fo:border="0.0034in solid #D9D9E3" fo:padding="0in" style:shadow="none" fo:margin-bottom="0.2083in" fo:line-height="100%" fo:background-color="#F7F7F8"/>
    </style:style>
    <style:style style:name="T22" style:parent-style-name="Policepardéfaut" style:family="text">
      <style:text-properties style:font-name="Segoe UI" style:font-name-asian="Times New Roman" style:font-name-complex="Segoe UI" fo:font-weight="bold" style:font-weight-asian="bold" style:font-weight-complex="bold" fo:color="#374151" style:letter-kerning="false" fo:font-size="12pt" style:font-size-asian="12pt" style:font-size-complex="12pt" style:language-asian="fr" style:country-asian="FR"/>
    </style:style>
    <style:style style:name="T23" style:parent-style-name="Policepardéfaut" style:family="text">
      <style:text-properties style:font-name="Segoe UI" style:font-name-asian="Times New Roman" style:font-name-complex="Segoe UI" fo:color="#374151" style:letter-kerning="false" fo:font-size="12pt" style:font-size-asian="12pt" style:font-size-complex="12pt" style:language-asian="fr" style:country-asian="FR"/>
    </style:style>
    <style:style style:name="P24" style:parent-style-name="Normal" style:family="paragraph">
      <style:paragraph-properties fo:margin-top="0.5in" fo:margin-bottom="0.5in" fo:line-height="100%"/>
    </style:style>
    <style:style style:name="T25"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26" style:parent-style-name="Normal" style:family="paragraph">
      <style:paragraph-properties fo:border="0.0034in solid #D9D9E3" fo:padding="0in" style:shadow="none" fo:margin-bottom="0.2083in" fo:line-height="100%" fo:background-color="#F7F7F8"/>
      <style:text-properties style:font-name="Segoe UI" style:font-name-asian="Times New Roman" style:font-name-complex="Segoe UI" fo:color="#374151" style:letter-kerning="false" fo:font-size="12pt" style:font-size-asian="12pt" style:font-size-complex="12pt" style:language-asian="fr" style:country-asian="FR"/>
    </style:style>
    <style:style style:name="P27" style:parent-style-name="Normal" style:family="paragraph">
      <style:paragraph-properties fo:border="0.0034in solid #D9D9E3" fo:padding="0in" style:shadow="none"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fr" style:country-asian="FR"/>
    </style:style>
    <style:style style:name="P28" style:parent-style-name="Normal" style:family="paragraph">
      <style:paragraph-properties fo:border="0.0034in solid #D9D9E3" fo:padding-top="0in" fo:padding-left="0.0694in" fo:padding-bottom="0in" fo:padding-right="0in" style:shadow="none" fo:margin-bottom="0in" fo:line-height="100%"/>
    </style:style>
    <style:style style:name="T29" style:parent-style-name="Policepardéfaut" style:family="text">
      <style:text-properties style:font-name="Times New Roman" style:font-name-asian="Times New Roman" style:font-name-complex="Times New Roman" style:letter-kerning="false" fo:font-size="12pt" style:font-size-asian="12pt" style:font-size-complex="12pt" fo:language="en" fo:country="GB" style:language-asian="fr" style:country-asian="FR"/>
    </style:style>
    <style:style style:name="T30" style:parent-style-name="Policepardéfaut" style:family="text">
      <style:text-properties style:font-name="Times New Roman" style:font-name-asian="Times New Roman" style:font-name-complex="Times New Roman" fo:color="#0000FF" style:letter-kerning="false" fo:font-size="12pt" style:font-size-asian="12pt" style:font-size-complex="12pt" style:text-underline-type="single" style:text-underline-style="solid" style:text-underline-width="auto" style:text-underline-mode="continuous" style:language-asian="fr" style:country-asian="FR"/>
    </style:style>
    <style:style style:name="T31"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32" style:parent-style-name="Policepardéfaut" style:family="text">
      <style:text-properties style:font-name="Cambria Math" style:font-name-asian="Times New Roman" style:font-name-complex="Cambria Math" fo:color="#0000FF" style:letter-kerning="false" fo:font-size="12pt" style:font-size-asian="12pt" style:font-size-complex="12pt" style:text-underline-type="single" style:text-underline-style="solid" style:text-underline-width="auto" style:text-underline-mode="continuous" style:language-asian="fr" style:country-asian="FR"/>
    </style:style>
    <style:style style:name="P33" style:parent-style-name="Normal" style:family="paragraph">
      <style:paragraph-properties fo:border="0.0034in solid #D9D9E3" fo:padding-top="0in" fo:padding-left="0.0694in" fo:padding-bottom="0in" fo:padding-right="0in" style:shadow="none" fo:margin-bottom="0in" fo:line-height="100%"/>
    </style:style>
    <style:style style:name="T34" style:parent-style-name="Policepardéfaut" style:family="text">
      <style:text-properties style:font-name="Times New Roman" style:font-name-asian="Times New Roman" style:font-name-complex="Times New Roman" style:letter-kerning="false" fo:font-size="12pt" style:font-size-asian="12pt" style:font-size-complex="12pt" fo:language="en" fo:country="GB" style:language-asian="fr" style:country-asian="FR"/>
    </style:style>
    <style:style style:name="T35"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36" style:parent-style-name="Policepardéfaut" style:family="text">
      <style:text-properties style:font-name="Times New Roman" style:font-name-asian="Times New Roman" style:font-name-complex="Times New Roman" fo:color="#0000FF" style:letter-kerning="false" fo:font-size="12pt" style:font-size-asian="12pt" style:font-size-complex="12pt" style:text-underline-type="single" style:text-underline-style="solid" style:text-underline-width="auto" style:text-underline-mode="continuous" style:language-asian="fr" style:country-asian="FR"/>
    </style:style>
    <style:style style:name="T37"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38" style:parent-style-name="Policepardéfaut" style:family="text">
      <style:text-properties style:font-name="Cambria Math" style:font-name-asian="Times New Roman" style:font-name-complex="Cambria Math" fo:color="#0000FF" style:letter-kerning="false" fo:font-size="12pt" style:font-size-asian="12pt" style:font-size-complex="12pt" style:text-underline-type="single" style:text-underline-style="solid" style:text-underline-width="auto" style:text-underline-mode="continuous" style:language-asian="fr" style:country-asian="FR"/>
    </style:style>
    <style:style style:name="T39"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40" style:parent-style-name="Policepardéfaut" style:family="text">
      <style:text-properties style:font-name="Cambria Math" style:font-name-asian="Times New Roman" style:font-name-complex="Cambria Math" fo:color="#0000FF" style:letter-kerning="false" fo:font-size="12pt" style:font-size-asian="12pt" style:font-size-complex="12pt" style:text-underline-type="single" style:text-underline-style="solid" style:text-underline-width="auto" style:text-underline-mode="continuous" style:language-asian="fr" style:country-asian="FR"/>
    </style:style>
    <style:style style:name="T41" style:parent-style-name="Policepardéfaut" style:family="text">
      <style:text-properties style:font-name="Times New Roman" style:font-name-asian="Times New Roman" style:font-name-complex="Times New Roman" fo:color="#0000FF" style:letter-kerning="false" style:text-position="super 66.6%" fo:font-size="9pt" style:font-size-asian="9pt" style:font-size-complex="9pt" style:text-underline-type="single" style:text-underline-style="solid" style:text-underline-width="auto" style:text-underline-mode="continuous" style:language-asian="fr" style:country-asian="FR"/>
    </style:style>
    <style:style style:name="P42" style:parent-style-name="Normal" style:family="paragraph">
      <style:paragraph-properties fo:border="0.0034in solid #D9D9E3" fo:padding-top="0in" fo:padding-left="0.0694in" fo:padding-bottom="0in" fo:padding-right="0in" style:shadow="none" fo:margin-bottom="0in" fo:line-height="100%"/>
    </style:style>
    <style:style style:name="T43" style:parent-style-name="Policepardéfaut" style:family="text">
      <style:text-properties style:font-name="Times New Roman" style:font-name-asian="Times New Roman" style:font-name-complex="Times New Roman" style:letter-kerning="false" fo:font-size="12pt" style:font-size-asian="12pt" style:font-size-complex="12pt" fo:language="en" fo:country="GB" style:language-asian="fr" style:country-asian="FR"/>
    </style:style>
    <style:style style:name="T44" style:parent-style-name="Policepardéfaut" style:family="text">
      <style:text-properties style:font-name="Times New Roman" style:font-name-asian="Times New Roman" style:font-name-complex="Times New Roman" fo:color="#0000FF" style:letter-kerning="false" fo:font-size="12pt" style:font-size-asian="12pt" style:font-size-complex="12pt" style:text-underline-type="single" style:text-underline-style="solid" style:text-underline-width="auto" style:text-underline-mode="continuous" style:language-asian="fr" style:country-asian="FR"/>
    </style:style>
    <style:style style:name="T45"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46" style:parent-style-name="Policepardéfaut" style:family="text">
      <style:text-properties style:font-name="Cambria Math" style:font-name-asian="Times New Roman" style:font-name-complex="Cambria Math" fo:color="#0000FF" style:letter-kerning="false" fo:font-size="12pt" style:font-size-asian="12pt" style:font-size-complex="12pt" style:text-underline-type="single" style:text-underline-style="solid" style:text-underline-width="auto" style:text-underline-mode="continuous" style:language-asian="fr" style:country-asian="FR"/>
    </style:style>
    <style:style style:name="T47"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48" style:parent-style-name="Policepardéfaut" style:family="text">
      <style:text-properties style:font-name="Cambria Math" style:font-name-asian="Times New Roman" style:font-name-complex="Cambria Math" fo:color="#0000FF" style:letter-kerning="false" fo:font-size="12pt" style:font-size-asian="12pt" style:font-size-complex="12pt" style:text-underline-type="single" style:text-underline-style="solid" style:text-underline-width="auto" style:text-underline-mode="continuous" style:language-asian="fr" style:country-asian="FR"/>
    </style:style>
    <style:style style:name="T49" style:parent-style-name="Policepardéfaut" style:family="text">
      <style:text-properties style:font-name="Times New Roman" style:font-name-asian="Times New Roman" style:font-name-complex="Times New Roman" fo:color="#0000FF" style:letter-kerning="false" style:text-position="super 66.6%" fo:font-size="9pt" style:font-size-asian="9pt" style:font-size-complex="9pt" style:text-underline-type="single" style:text-underline-style="solid" style:text-underline-width="auto" style:text-underline-mode="continuous" style:language-asian="fr" style:country-asian="FR"/>
    </style:style>
    <style:style style:name="T50"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51" style:parent-style-name="Policepardéfaut" style:family="text">
      <style:text-properties style:font-name="Cambria Math" style:font-name-asian="Times New Roman" style:font-name-complex="Cambria Math" fo:color="#0000FF" style:letter-kerning="false" fo:font-size="12pt" style:font-size-asian="12pt" style:font-size-complex="12pt" style:text-underline-type="single" style:text-underline-style="solid" style:text-underline-width="auto" style:text-underline-mode="continuous" style:language-asian="fr" style:country-asian="FR"/>
    </style:style>
    <style:style style:name="T52" style:parent-style-name="Policepardéfaut" style:family="text">
      <style:text-properties style:font-name="Times New Roman" style:font-name-asian="Times New Roman" style:font-name-complex="Times New Roman" fo:color="#0000FF" style:letter-kerning="false" style:text-position="super 66.6%" fo:font-size="9pt" style:font-size-asian="9pt" style:font-size-complex="9pt" style:text-underline-type="single" style:text-underline-style="solid" style:text-underline-width="auto" style:text-underline-mode="continuous" style:language-asian="fr" style:country-asian="FR"/>
    </style:style>
    <style:style style:family="graphic" style:name="a0">
      <style:graphic-properties style:wrap="parallel" style:wrap-contour="false" style:writing-mode="lr-tb" draw:fill="solid" draw:fill-color="#374151" draw:opacity="100%" draw:stroke="none" style:horizontal-rel="paragraph" style:vertical-rel="paragraph" style:horizontal-pos="from-left" style:vertical-pos="from-top"/>
      <style:paragraph-properties/>
    </style:style>
    <style:style style:family="graphic" style:name="a1">
      <style:graphic-properties style:wrap="parallel" style:wrap-contour="false" style:writing-mode="lr-tb" draw:fill="solid" draw:fill-color="#374151" draw:opacity="100%" draw:stroke="none" style:horizontal-rel="paragraph" style:vertical-rel="paragraph" style:horizontal-pos="from-left" style:vertical-pos="from-top"/>
      <style:paragraph-properties/>
    </style:style>
  </office:automatic-styles>
  <office:body>
    <office:text text:use-soft-page-breaks="true">
      <text:p text:style-name="P1"><text:span text:style-name="T2">Introduction</text:span></text:p>
      <text:p text:style-name="P3"><text:span text:style-name="T4">L'intelligence artificielle (IA) est en train de révolutionner de nombreux domaines, et la médecine n'est pas en reste. En particulier, la médecine générale, qui est souvent le premier point de contact pour les patients, est confrontée à des défis et des opportunités uniques avec l'intégration de l'IA. L'IA a le potentiel d'améliorer la précision diagnostique, de personnaliser les traitements et d'optimiser la gestion des patients</text:span><text:a xlink:href="https://chat.openai.com/c/4a841932-c9ba-497b-aa86-c1a73c407bbd#user-content-fn-2%5E" office:target-frame-name="_new" xlink:show="replace"><text:span text:style-name="T5">1</text:span></text:a><text:span text:style-name="T6">. Cependant, l'impact de l'IA ne se limite pas aux aspects techniques de la médecine. Elle influence également la dynamique de la relation médecin-patient, qui est au cœur de la pratique médicale</text:span><text:a xlink:href="https://chat.openai.com/c/4a841932-c9ba-497b-aa86-c1a73c407bbd#user-content-fn-1%5E" office:target-frame-name="_new" xlink:show="replace"><text:span text:style-name="T7">2</text:span></text:a><text:a xlink:href="https://chat.openai.com/c/4a841932-c9ba-497b-aa86-c1a73c407bbd#user-content-fn-3%5E" office:target-frame-name="_new" xlink:show="replace"><text:span text:style-name="T8">3</text:span></text:a><text:span text:style-name="T9">.</text:span></text:p>
      <text:p text:style-name="P10"><text:span text:style-name="T11">La relation médecin-patient a évolué au fil des ans, passant d'une relation autoritaire à une médecine axée sur le partenariat</text:span><text:a xlink:href="https://chat.openai.com/c/4a841932-c9ba-497b-aa86-c1a73c407bbd#user-content-fn-1%5E" office:target-frame-name="_new" xlink:show="replace"><text:span text:style-name="T12">2</text:span></text:a><text:span text:style-name="T13">. Dans ce contexte, l'IA pourrait jouer un rôle crucial. Par exemple, les systèmes de soutien à la décision clinique basés sur l'IA peuvent influencer la prise de décision partagée, un élément clé de la médecine centrée sur le patient</text:span><text:a xlink:href="https://chat.openai.com/c/4a841932-c9ba-497b-aa86-c1a73c407bbd#user-content-fn-3%5E" office:target-frame-name="_new" xlink:show="replace"><text:span text:style-name="T14">3</text:span></text:a><text:span text:style-name="T15">. Cependant, l'introduction de l'IA dans cette relation délicate soulève également des questions éthiques, notamment en ce qui concerne l'autonomie du médecin et du patient</text:span><text:a xlink:href="https://chat.openai.com/c/4a841932-c9ba-497b-aa86-c1a73c407bbd#user-content-fn-3%5E" office:target-frame-name="_new" xlink:show="replace"><text:span text:style-name="T16">3</text:span></text:a><text:span text:style-name="T17">.</text:span></text:p>
      <text:p text:style-name="P18">Cette thèse vise à explorer l'impact de l'IA sur la médecine générale, en mettant l'accent sur la relation médecin-patient. À travers une revue approfondie de la littérature, nous chercherons à comprendre les avantages, les défis et les implications éthiques de l'intégration de l'IA dans la pratique médicale quotidienne.</text:p>
      <text:p text:style-name="P19"><text:span text:style-name="T20"><draw:custom-shape svg:x="0in" svg:y="0in" svg:width="0in" svg:height="0in" draw:z-index="0" draw:id="id0" draw:style-name="a0" draw:name="Horizontal Line 1" text:anchor-type="as-char"><svg:title/><svg:desc/><draw:enhanced-geometry draw:type="non-primitive" svg:viewBox="0 0 21600 21600" draw:enhanced-path="M 0 0 L 21600 0 21600 21600 0 21600 Z N"/></draw:custom-shape></text:span></text:p>
      <text:p text:style-name="P21"><text:span text:style-name="T22">Références</text:span><text:span text:style-name="T23"><text:s/>:</text:span></text:p>
      <text:p text:style-name="P24"><text:span text:style-name="T25"><draw:custom-shape svg:x="0in" svg:y="0in" svg:width="0in" svg:height="0in" draw:z-index="0" draw:id="id1" draw:style-name="a1" draw:name="Horizontal Line 2" text:anchor-type="as-char"><svg:title/><svg:desc/><draw:enhanced-geometry draw:type="non-primitive" svg:viewBox="0 0 21600 21600" draw:enhanced-path="M 0 0 L 21600 0 21600 21600 0 21600 Z N"/></draw:custom-shape></text:span></text:p>
      <text:p text:style-name="P26">Cette introduction est préliminaire et peut nécessiter des ajustements à mesure que vous progressez dans votre recherche. Elle vise à donner un aperçu général du sujet, à établir le contexte pour les lecteurs et à intégrer les sources pertinentes pour renforcer la crédibilité du texte.</text:p>
      <text:h text:style-name="P27" text:outline-level="2">Footnotes</text:h>
      <text:list text:style-name="LFO1" text:continue-numbering="true">
        <text:list-item>
          <text:p text:style-name="P28"><text:span text:style-name="T29">Sauerbrei, Aurelia, et al. "The impact of artificial intelligence on the person-centred, doctor-patient relationship: some problems and solutions."<text:s/></text:span><text:a xlink:href="https://dx.doi.org/10.1186/s12911-023-02162-y" office:target-frame-name="_new" xlink:show="replace"><text:span text:style-name="T30">Link</text:span></text:a><text:span text:style-name="T31"><text:s/></text:span><text:a xlink:href="https://chat.openai.com/c/4a841932-c9ba-497b-aa86-c1a73c407bbd#user-content-fnref-2%5E" office:target-frame-name="_new" xlink:show="replace"><text:span text:style-name="T32">↩</text:span></text:a></text:p>
        </text:list-item>
        <text:list-item>
          <text:p text:style-name="P33"><text:span text:style-name="T34">Csáki, Csilla. "Social Sustainability in Medicine: The Role of Artificial Intelligence in Future Doctor–Patient Communication.<text:s/></text:span><text:span text:style-name="T35">A Methodological Experiment."<text:s/></text:span><text:a xlink:href="https://dx.doi.org/10.2478/auscom-2022-0007" office:target-frame-name="_new" xlink:show="replace"><text:span text:style-name="T36">Link</text:span></text:a><text:span text:style-name="T37"><text:s/></text:span><text:a xlink:href="https://chat.openai.com/c/4a841932-c9ba-497b-aa86-c1a73c407bbd#user-content-fnref-1%5E" office:target-frame-name="_new" xlink:show="replace"><text:span text:style-name="T38">↩</text:span></text:a><text:span text:style-name="T39"><text:s/></text:span><text:a xlink:href="https://chat.openai.com/c/4a841932-c9ba-497b-aa86-c1a73c407bbd#user-content-fnref-1%5E-2" office:target-frame-name="_new" xlink:show="replace"><text:span text:style-name="T40">↩</text:span><text:span text:style-name="T41">2</text:span></text:a></text:p>
        </text:list-item>
        <text:list-item>
          <text:p text:style-name="P42"><text:span text:style-name="T43">Lorenzini, Giorgia, et al. "Artificial intelligence and the doctor-patient relationship expanding the paradigm of shared decision making."<text:s/></text:span><text:a xlink:href="https://dx.doi.org/10.1111/bioe.13158" office:target-frame-name="_new" xlink:show="replace"><text:span text:style-name="T44">Link</text:span></text:a><text:span text:style-name="T45"><text:s/></text:span><text:a xlink:href="https://chat.openai.com/c/4a841932-c9ba-497b-aa86-c1a73c407bbd#user-content-fnref-3%5E" office:target-frame-name="_new" xlink:show="replace"><text:span text:style-name="T46">↩</text:span></text:a><text:span text:style-name="T47"><text:s/></text:span><text:a xlink:href="https://chat.openai.com/c/4a841932-c9ba-497b-aa86-c1a73c407bbd#user-content-fnref-3%5E-2" office:target-frame-name="_new" xlink:show="replace"><text:span text:style-name="T48">↩</text:span><text:span text:style-name="T49">2</text:span></text:a><text:span text:style-name="T50"><text:s/></text:span><text:a xlink:href="https://chat.openai.com/c/4a841932-c9ba-497b-aa86-c1a73c407bbd#user-content-fnref-3%5E-3" office:target-frame-name="_new" xlink:show="replace"><text:span text:style-name="T51">↩</text:span><text:span text:style-name="T52">3</text:span></text:a></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2" style:display-name="Titre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Titre2Car" style:display-name="Titre 2 Car" style:family="text" style:parent-style-name="Policepardéfau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fr" style:country-asian="F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fr" style:country-asian="FR" fo:hyphenate="false"/>
    </style:style>
    <style:style style:name="Élevé" style:display-name="Élevé" style:family="text" style:parent-style-name="Policepardéfaut">
      <style:text-properties fo:font-weight="bold" style:font-weight-asian="bold" style:font-weight-complex="bold"/>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ice Chabaux</meta:initial-creator>
    <dc:creator>Alice Chabaux</dc:creator>
    <meta:creation-date>2023-09-02T15:47:00Z</meta:creation-date>
    <dc:date>2023-09-02T15:47:00Z</dc:date>
    <meta:template xlink:href="Normal.dotm" xlink:type="simple"/>
    <meta:editing-cycles>2</meta:editing-cycles>
    <meta:editing-duration>PT60S</meta:editing-duration>
    <meta:document-statistic meta:page-count="2" meta:paragraph-count="7" meta:word-count="598" meta:character-count="3884" meta:row-count="27" meta:non-whitespace-character-count="3293"/>
  </office:meta>
</office:document-meta>
</file>